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1" draw:layer="layout" svg:width="3.81cm" svg:height="2.54cm" svg:x="6.715cm" svg:y="8.62cm">
            <text:p text:style-name="P1"><text:span text:style-name="T1">mainControl</text:span></text:p>
          </draw:rect>
          <draw:rect draw:style-name="gr1" draw:text-style-name="P2" draw:id="id4" draw:layer="layout" svg:width="4.445cm" svg:height="2.54cm" svg:x="13.065cm" svg:y="8.62cm">
            <text:p text:style-name="P1"><text:span text:style-name="T1">targetDebugRegisterSet</text:span></text:p>
          </draw:rect>
          <draw:rect draw:style-name="gr1" draw:text-style-name="P2" draw:id="id2" draw:layer="layout" svg:width="5.08cm" svg:height="3.175cm" svg:x="6.08cm" svg:y="2.905cm">
            <text:p text:style-name="P1"><text:span text:style-name="T1">GuiControlGroup,</text:span></text:p>
            <text:p text:style-name="P1"><text:span text:style-name="T1">guiCountRegsGroup,</text:span></text:p>
            <text:p text:style-name="P1"><text:span text:style-name="T1">guiDCRGroup,</text:span></text:p>
            <text:p text:style-name="P1"><text:span text:style-name="T1">guiServerGroup</text:span></text:p>
          </draw:rect>
          <draw:rect draw:style-name="gr1" draw:text-style-name="P2" draw:id="id3" draw:layer="layout" svg:width="3.175cm" svg:height="3.175cm" svg:x="13.7cm" svg:y="2.905cm">
            <text:p text:style-name="P2"><text:span text:style-name="T1">registerInterpreter</text:span></text:p>
          </draw:rect>
          <draw:rect draw:style-name="gr1" draw:text-style-name="P2" draw:id="id5" draw:layer="layout" svg:width="3.81cm" svg:height="1.905cm" svg:x="6.715cm" svg:y="12.43cm">
            <text:p text:style-name="P1"><text:span text:style-name="T1">targetTransactor</text:span></text:p>
          </draw:rect>
          <draw:rect draw:style-name="gr1" draw:text-style-name="P2" draw:id="id6" draw:layer="layout" svg:width="3.81cm" svg:height="1.27cm" svg:x="6.715cm" svg:y="17.51cm">
            <text:p text:style-name="P2"><text:span text:style-name="T1">rspCoder</text:span></text:p>
          </draw:rect>
          <draw:rect draw:style-name="gr1" draw:text-style-name="P2" draw:id="id7" draw:layer="layout" svg:width="3.81cm" svg:height="1.27cm" svg:x="6.715cm" svg:y="20.05cm">
            <text:p text:style-name="P1"><text:span text:style-name="T1">networkSystem</text:span></text:p>
          </draw:rect>
          <draw:connector draw:style-name="gr2" draw:text-style-name="P3" draw:layer="layout" svg:x1="8.62cm" svg:y1="8.62cm" svg:x2="8.62cm" svg:y2="6.08cm" draw:start-shape="id1" draw:start-glue-point="0" draw:end-shape="id2" draw:end-glue-point="2">
            <text:p/>
          </draw:connector>
          <draw:connector draw:style-name="gr2" draw:text-style-name="P3" draw:layer="layout" svg:x1="11.16cm" svg:y1="4.492cm" svg:x2="13.7cm" svg:y2="4.492cm" draw:start-shape="id2" draw:end-shape="id3" draw:end-glue-point="3">
            <text:p/>
          </draw:connector>
          <draw:connector draw:style-name="gr2" draw:text-style-name="P3" draw:layer="layout" svg:x1="15.287cm" svg:y1="6.08cm" svg:x2="15.287cm" svg:y2="8.62cm" draw:start-shape="id3" draw:start-glue-point="2" draw:end-shape="id4" draw:end-glue-point="0">
            <text:p/>
          </draw:connector>
          <draw:connector draw:style-name="gr2" draw:text-style-name="P3" draw:layer="layout" svg:x1="10.525cm" svg:y1="9.89cm" svg:x2="13.065cm" svg:y2="9.89cm" draw:start-shape="id1" draw:start-glue-point="1" draw:end-shape="id4" draw:end-glue-point="3">
            <text:p/>
          </draw:connector>
          <draw:connector draw:style-name="gr2" draw:text-style-name="P3" draw:layer="layout" svg:x1="8.62cm" svg:y1="11.16cm" svg:x2="8.62cm" svg:y2="12.43cm" draw:start-shape="id1" draw:start-glue-point="2" draw:end-shape="id5" draw:end-glue-point="0">
            <text:p/>
          </draw:connector>
          <draw:connector draw:style-name="gr2" draw:text-style-name="P3" draw:layer="layout" svg:x1="8.62cm" svg:y1="14.335cm" svg:x2="8.62cm" svg:y2="17.51cm" draw:start-shape="id5" draw:start-glue-point="2" draw:end-shape="id6" draw:end-glue-point="0">
            <text:p/>
          </draw:connector>
          <draw:connector draw:style-name="gr2" draw:text-style-name="P3" draw:layer="layout" svg:x1="8.62cm" svg:y1="18.78cm" svg:x2="8.62cm" svg:y2="20.05cm" draw:start-shape="id6" draw:start-glue-point="2" draw:end-shape="id7" draw:end-glue-point="0">
            <text:p/>
          </draw:connector>
          <draw:rect draw:style-name="gr1" draw:text-style-name="P2" draw:id="id8" draw:layer="layout" svg:width="4.445cm" svg:height="1.905cm" svg:x="1.635cm" svg:y="14.97cm">
            <text:p text:style-name="P1"><text:span text:style-name="T1">ReadRegisterTransaction</text:span></text:p>
            <text:p text:style-name="P1"><text:span text:style-name="T1">WriteRegisterTransaction</text:span></text:p>
            <text:p text:style-name="P1"><text:span text:style-name="T1">TargetRunningTransaction</text:span></text:p>
          </draw:rect>
          <draw:connector draw:style-name="gr2" draw:text-style-name="P3" draw:layer="layout" draw:type="line" svg:x1="6.715cm" svg:y1="13.382cm" svg:x2="3.857cm" svg:y2="14.97cm" draw:start-shape="id5" draw:start-glue-point="3" draw:end-shape="id8" draw:end-glue-point="0">
            <text:p/>
          </draw:connector>
          <draw:connector draw:style-name="gr2" draw:text-style-name="P3" draw:layer="layout" draw:type="line" svg:x1="6.715cm" svg:y1="18.145cm" svg:x2="3.857cm" svg:y2="16.875cm" draw:start-shape="id6" draw:start-glue-point="3" draw:end-shape="id8" draw:end-glue-point="2">
            <text:p/>
          </draw:connector>
          <draw:rect draw:style-name="gr3" draw:text-style-name="P2" draw:id="id9" draw:layer="layout" svg:width="4.445cm" svg:height="1.905cm" svg:x="1.635cm" svg:y="11.16cm">
            <text:p text:style-name="P1"><text:span text:style-name="T1">TargetTransaction</text:span></text:p>
          </draw:rect>
          <draw:connector draw:style-name="gr4" draw:text-style-name="P3" draw:layer="layout" draw:type="line" svg:x1="3.857cm" svg:y1="14.97cm" svg:x2="3.857cm" svg:y2="13.065cm" draw:start-shape="id8" draw:start-glue-point="0" draw:end-shape="id9" draw:end-glue-point="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10-08-30T22:21:08</meta:creation-date>
    <dc:date>2010-08-30T22:38:59</dc:date>
    <meta:editing-cycles>4</meta:editing-cycles>
    <meta:editing-duration>PT17M5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